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et" fo:country="EE" fo:font-weight="bold" officeooo:rsid="000d2615" officeooo:paragraph-rsid="000d2615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6pt" fo:language="et" fo:country="EE" fo:font-weight="bold" officeooo:rsid="000ea7bc" officeooo:paragraph-rsid="000ea7bc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language="et" fo:country="EE" fo:font-weight="bold" officeooo:rsid="000ea7bc" officeooo:paragraph-rsid="000ea7b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fo:language="et" fo:country="EE" fo:font-weight="bold" officeooo:rsid="000ea7bc" officeooo:paragraph-rsid="000ea7bc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margin-top="0.0398in" fo:margin-bottom="0.0398in" style:contextual-spacing="false" fo:text-align="justify" style:justify-single-word="false"/>
      <style:text-properties fo:font-size="12pt" fo:language="et" fo:country="EE" fo:font-weight="bold" officeooo:rsid="000d2615" officeooo:paragraph-rsid="000d2615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margin-top="0.0398in" fo:margin-bottom="0.0398in" style:contextual-spacing="false" fo:text-align="justify" style:justify-single-word="false"/>
      <style:text-properties fo:font-size="12pt" fo:language="et" fo:country="EE" fo:font-weight="normal" officeooo:rsid="000ea7bc" officeooo:paragraph-rsid="000d261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top="0.0398in" fo:margin-bottom="0.0398in" style:contextual-spacing="false" fo:text-align="justify" style:justify-single-word="false"/>
      <style:text-properties fo:font-size="13pt" fo:language="et" fo:country="EE" fo:font-weight="bold" officeooo:rsid="0011170a" officeooo:paragraph-rsid="0011170a" style:font-size-asian="11.3500003814697pt" style:font-weight-asian="bold" style:font-size-complex="13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99bc" style:font-weight-asian="normal" style:font-weight-complex="normal"/>
    </style:style>
    <style:style style:name="T3" style:family="text">
      <style:text-properties fo:font-weight="normal" officeooo:rsid="000ea7bc" style:font-weight-asian="normal" style:font-weight-complex="normal"/>
    </style:style>
    <style:style style:name="T4" style:family="text">
      <style:text-properties officeooo:rsid="001117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gland</text:p>
      <text:p text:style-name="P2">Marten Hugo Kivari</text:p>
      <text:p text:style-name="P4">Retsenseerib:</text:p>
      <text:p text:style-name="P2">Madis-Julius Tamberg</text:p>
      <text:p text:style-name="P3">Alustab <text:span text:style-name="T4">4</text:span> punktiga, maksimum on 10.</text:p>
      <text:p text:style-name="P3">Hindamine:</text:p>
      <text:p text:style-name="P3"><text:tab/>5 – 9p+</text:p>
      <text:p text:style-name="P3"><text:tab/>4 – 6.5p+</text:p>
      <text:p text:style-name="P3"><text:tab/>3 – 4.5p+</text:p>
      <text:p text:style-name="P3"/>
      <text:p text:style-name="P5"><text:tab/><text:span text:style-name="T1">Slaidiesitus on väga lihtsa stiiliga, palju informatsiooni lühidalt ning ka illustreerivad pildid juures. Naljakad meme + 2 punkti. </text:span><text:span text:style-name="T2">Lennuki pilt + 0.5 punkti, mulle meeldivad lennukid. </text:span><text:span text:style-name="T3">Salidide stiil sobib antud teemaga, kuna see oli peamiselt peale teist maailmasõda, on värvid sobivad. + 0.5punkti</text:span></text:p>
      <text:p text:style-name="P5"><text:span text:style-name="T1"><text:tab/>Esitaja rääkis veidi ebakindlalt, kuid teadis millest rääkis. Esitles samas järjekorras nagu info punktid olid esitluses kirjas ning ei jutustanud palju juurde. + 1 punkti. Ta oleks võinud valjemini rääkida aga see ei ole lihtne, niiet -0.5 punkti. </text:span><text:span text:style-name="T3">Proovib teha hästi ning ei anna alla + 0.5 punkti. Jättis kõrvalisemad asjad lühikeseks. + 0.5punkti.</text:span></text:p>
      <text:p text:style-name="P5"><text:span text:style-name="T1"><text:tab/>Oma valitud teemast rääkis ta peamiselt tähtsaimatest inimeses, nende elu tipp ja madalamad hetked. </text:span><text:span text:style-name="T2">Samas ka suuremad sündmused mis oli juhtunud ja kuidas see mõjutas inglismaad. + 1.5 punkti. </text:span><text:span text:style-name="T3">Olen aus, ta valis inglismaast jutustada, selle eest juba -1 punkt.</text:span></text:p>
      <text:p text:style-name="P6"><text:tab/>Olulisemad asjad : Tähtsamad isikud kellest ta rääkis nagu näiteks Thatcher vms ning suuremal skaalal mõjutavad sündmused näiteks majanduslangus. <text:span text:style-name="T4">Ja lisaks veel Kuninglikust perekonnast vms.</text:span></text:p>
      <text:p text:style-name="P6"/>
      <text:p text:style-name="P7">Kokku 9.5 punkti, hinne 5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6T10:37:33.853734031</meta:creation-date>
    <meta:editing-duration>PT16M42S</meta:editing-duration>
    <meta:editing-cycles>4</meta:editing-cycles>
    <meta:generator>LibreOffice/7.1.7.2$Linux_X86_64 LibreOffice_project/10$Build-2</meta:generator>
    <dc:date>2022-01-28T10:02:05.105043763</dc:date>
    <meta:document-statistic meta:table-count="0" meta:image-count="0" meta:object-count="0" meta:page-count="1" meta:paragraph-count="14" meta:word-count="187" meta:character-count="1259" meta:non-whitespace-character-count="1076"/>
  </office:meta>
</office:document-meta>
</file>